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fo:color="#c9211e" loext:opacity="100%" style:font-name="Arial1" style:text-underline-style="solid" style:text-underline-width="auto" style:text-underline-color="font-color" officeooo:rsid="001f360e" officeooo:paragraph-rsid="001f360e"/>
    </style:style>
    <style:style style:name="P2" style:family="paragraph" style:parent-style-name="Standard">
      <style:paragraph-properties fo:text-align="start" style:justify-single-word="false"/>
      <style:text-properties style:font-name="Arial1" style:text-underline-style="solid" style:text-underline-width="auto" style:text-underline-color="font-color" officeooo:rsid="001f360e" officeooo:paragraph-rsid="001f360e"/>
    </style:style>
    <style:style style:name="P3" style:family="paragraph" style:parent-style-name="Standard">
      <style:paragraph-properties fo:text-align="start" style:justify-single-word="false"/>
      <style:text-properties style:font-name="Arial1" style:text-underline-style="solid" style:text-underline-width="auto" style:text-underline-color="font-color" officeooo:rsid="0020b6da" officeooo:paragraph-rsid="0020b6da"/>
    </style:style>
    <style:style style:name="P4" style:family="paragraph" style:parent-style-name="Standard">
      <style:paragraph-properties fo:text-align="start" style:justify-single-word="false"/>
      <style:text-properties style:font-name="Arial1" style:text-underline-style="solid" style:text-underline-width="auto" style:text-underline-color="font-color" officeooo:rsid="0021eb8d" officeooo:paragraph-rsid="0021eb8d"/>
    </style:style>
    <style:style style:name="P5" style:family="paragraph" style:parent-style-name="Standard">
      <style:paragraph-properties fo:text-align="start" style:justify-single-word="false"/>
      <style:text-properties style:font-name="Arial1" style:text-underline-style="solid" style:text-underline-width="auto" style:text-underline-color="font-color" officeooo:rsid="0023a13e" officeooo:paragraph-rsid="0023a13e"/>
    </style:style>
    <style:style style:name="P6" style:family="paragraph" style:parent-style-name="Standard" style:list-style-name="L1">
      <style:paragraph-properties fo:text-align="start" style:justify-single-word="false"/>
      <style:text-properties style:font-name="Arial1" style:text-underline-style="none" officeooo:rsid="001f360e" officeooo:paragraph-rsid="001f360e"/>
    </style:style>
    <style:style style:name="P7" style:family="paragraph" style:parent-style-name="Standard">
      <style:paragraph-properties fo:text-align="start" style:justify-single-word="false"/>
      <style:text-properties style:font-name="Arial1" style:text-underline-style="none" officeooo:rsid="0020b6da" officeooo:paragraph-rsid="001f360e"/>
    </style:style>
    <style:style style:name="P8" style:family="paragraph" style:parent-style-name="Standard" style:list-style-name="L2">
      <style:paragraph-properties fo:text-align="start" style:justify-single-word="false"/>
      <style:text-properties style:font-name="Arial1" style:text-underline-style="none" officeooo:rsid="00256811" officeooo:paragraph-rsid="00256811"/>
    </style:style>
    <style:style style:name="P9" style:family="paragraph" style:parent-style-name="Standard" style:list-style-name="L3">
      <style:paragraph-properties fo:text-align="start" style:justify-single-word="false"/>
      <style:text-properties style:font-name="Arial1" style:text-underline-style="none" officeooo:rsid="0021eb8d" officeooo:paragraph-rsid="0021eb8d"/>
    </style:style>
    <style:style style:name="P10" style:family="paragraph" style:parent-style-name="Standard">
      <style:paragraph-properties fo:text-align="start" style:justify-single-word="false"/>
      <style:text-properties style:font-name="Arial1" style:text-underline-style="none" officeooo:rsid="0021eb8d" officeooo:paragraph-rsid="0021eb8d"/>
    </style:style>
    <style:style style:name="P11" style:family="paragraph" style:parent-style-name="Standard" style:list-style-name="L4">
      <style:paragraph-properties fo:text-align="start" style:justify-single-word="false"/>
      <style:text-properties style:font-name="Arial1" style:text-underline-style="none" officeooo:rsid="0024921f" officeooo:paragraph-rsid="0024921f"/>
    </style:style>
    <style:style style:name="P12" style:family="paragraph" style:parent-style-name="Standard">
      <style:paragraph-properties fo:text-align="start" style:justify-single-word="false"/>
      <style:text-properties style:font-name="Arial1" style:text-underline-style="none" officeooo:rsid="0024921f" officeooo:paragraph-rsid="0024921f"/>
    </style:style>
    <style:style style:name="P13" style:family="paragraph" style:parent-style-name="Text_20_body">
      <style:paragraph-properties fo:text-align="start" style:justify-single-word="false" fo:break-before="page"/>
      <style:text-properties style:font-name="Arial1" style:text-underline-style="none" officeooo:rsid="0024921f" officeooo:paragraph-rsid="0024921f"/>
    </style:style>
    <style:style style:name="P14" style:family="paragraph" style:parent-style-name="Text_20_body">
      <style:paragraph-properties fo:text-align="start" style:justify-single-word="false"/>
      <style:text-properties style:font-name="Arial1" style:text-underline-style="none" officeooo:rsid="0024921f" officeooo:paragraph-rsid="0024921f"/>
    </style:style>
    <style:style style:name="P15" style:family="paragraph" style:parent-style-name="Text_20_body">
      <style:text-properties style:font-name="Arial1"/>
    </style:style>
    <style:style style:name="P16" style:family="paragraph" style:parent-style-name="Text_20_body">
      <style:paragraph-properties fo:break-before="page"/>
      <style:text-properties style:font-name="Arial1" officeooo:paragraph-rsid="0029ed04"/>
    </style:style>
    <style:style style:name="T1" style:family="text">
      <style:text-properties style:font-name="Arial1"/>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PP</text:p>
      <text:p text:style-name="P2"/>
      <text:p text:style-name="P2">Mes qualités Personnelles :</text:p>
      <text:list text:style-name="L1">
        <text:list-item>
          <text:p text:style-name="P6">Je suis capable de prendre des décisions</text:p>
        </text:list-item>
        <text:list-item>
          <text:p text:style-name="P6">Je suis capable de m’adapter</text:p>
        </text:list-item>
        <text:list-item>
          <text:p text:style-name="P6">J’aime le travail bien fait</text:p>
        </text:list-item>
      </text:list>
      <text:p text:style-name="P7"/>
      <text:p text:style-name="P3">Mes défauts </text:p>
      <text:list text:style-name="L2">
        <text:list-item>
          <text:p text:style-name="P8">Flemmard</text:p>
        </text:list-item>
        <text:list-item>
          <text:p text:style-name="P8">Procrastinateur</text:p>
        </text:list-item>
        <text:list-item>
          <text:p text:style-name="P8">Revanchard</text:p>
        </text:list-item>
      </text:list>
      <text:p text:style-name="P3"/>
      <text:p text:style-name="P4">Aptitudes professionnelles</text:p>
      <text:list text:style-name="L3">
        <text:list-item>
          <text:p text:style-name="P9">Capacité à travailler en équipe</text:p>
        </text:list-item>
        <text:list-item>
          <text:p text:style-name="P9">Patience</text:p>
        </text:list-item>
        <text:list-item>
          <text:p text:style-name="P9">Bon sens de l’organisation</text:p>
        </text:list-item>
        <text:list-item>
          <text:p text:style-name="P9">Sociable</text:p>
        </text:list-item>
      </text:list>
      <text:p text:style-name="P10"/>
      <text:p text:style-name="P5">Mes valeurs</text:p>
      <text:list text:style-name="L4">
        <text:list-item>
          <text:p text:style-name="P11">L’autonomie</text:p>
        </text:list-item>
        <text:list-item>
          <text:p text:style-name="P11">Le bonheur</text:p>
        </text:list-item>
        <text:list-item>
          <text:p text:style-name="P11">L’éducation</text:p>
        </text:list-item>
      </text:list>
      <text:p text:style-name="P12"/>
      <text:p text:style-name="P13">Bonjour à tous,</text:p>
      <text:p text:style-name="P15">Je suis ici aujourd'hui pour vous parler de mes valeurs personnelles, de mes qualités, de mes défauts et de mes aptitudes professionnelles.</text:p>
      <text:p text:style-name="P15">Je suis une personne qui est capable de prendre des décisions. Je n'ai pas peur de prendre des risques et j'aime avoir une idée claire de ce que je veux. En même temps, je suis capable de m'adapter aux situations imprévues. Je pense que cela est dû à ma capacité à rester calme et à garder la tête froide même dans des situations stressantes.</text:p>
      <text:p text:style-name="P15">De plus, j'aime le travail bien fait. J'aime voir les résultats de mon travail et savoir que j'ai fait de mon mieux. Cela me motive à toujours donner le meilleur de moi-même.</text:p>
      <text:p text:style-name="P15">Cependant, j'ai aussi des défauts. Je suis souvent paresseux et je repousse les choses à plus tard. Je sais que c'est un problème et je travaille à l'améliorer. Je suis également revanchard, ce qui peut parfois me mettre dans des situations difficiles.</text:p>
      <text:p text:style-name="P15">En ce qui concerne mes aptitudes professionnelles, je suis une personne qui aime travailler en équipe. Je crois que le travail d'équipe est essentiel pour réussir dans un environnement professionnel. Je suis également patient et j'ai un bon sens de l'organisation. Je suis sociable et j'aime rencontrer de nouvelles personnes.</text:p>
      <text:p text:style-name="P15">Maintenant, parlons de mes valeurs. L'autonomie est très importante pour moi. J'aime avoir la liberté de prendre mes propres décisions et de travailler à mon propre rythme. Le bonheur est également une valeur importante pour moi. Je crois que chacun devrait être capable de trouver le bonheur dans sa vie. Enfin, l'éducation est une valeur fondamentale pour moi. Je crois que l'éducation est la clé pour réussir dans la vie et je suis reconnaissant pour toutes les opportunités d'apprentissage que j'ai eues jusqu'à présent.</text:p>
      <text:p text:style-name="P15">En conclusion, mes valeurs, mes qualités, mes défauts et mes aptitudes professionnelles font partie intégrante de ma personnalité. J'essaie constamment d'améliorer mes faiblesses tout en continuant à mettre en avant mes forces. Je crois que c'est cette combinaison qui me permettra de réussir dans ma vie personnelle et professionnelle. Merci de m'avoir écouté.</text:p>
      <text:p text:style-name="P12"/>
      <text:p text:style-name="P16">Je suis ici aujourd'hui pour vous parler de mes valeurs personnelles, de mes qualités, de mes défauts et de mes aptitudes professionnelles.</text:p>
      <text:p text:style-name="P14">Tout d'abord, en ce qui concerne mes qualités personnelles, je pense que ma capacité à prendre des décisions est un atout important dans la vie professionnelle. Je ne me laisse pas paralyser par l'incertitude et j'aime trouver des solutions pour avancer. Cette qualité peut être particulièrement utile dans les situations difficiles où il faut prendre des décisions importantes.</text:p>
      <text:p text:style-name="P15">Ensuite, ma capacité à m'adapter est une qualité clé dans le monde d'aujourd'hui, où tout évolue très rapidement. Il est important d'être capable de s'adapter à des changements dans l'environnement de travail ou dans les tâches à accomplir. Cette qualité peut aider à rester flexible et à relever des défis imprévus.</text:p>
      <text:p text:style-name="P15">Enfin, j'aime le travail bien fait. Pour moi, il est important de mettre du soin dans ce que je fais, afin d'obtenir des résultats de qualité.Dans le domaine de l'informatique, le travail bien fait est essentiel pour garantir le bon fonctionnement des systèmes et des logiciels</text:p>
      <text:p text:style-name="P15">Cependant, je dois également reconnaître mes défauts. Je suis parfois flemmard et j'ai tendance à procrastiner. Cela peut être un handicap, surtout dans des situations où il est important de travailler avec diligence et de respecter les délais. Pour lutter contre cette tendance, j'essaie de me fixer des objectifs concrets et de planifier mon temps de manière efficace.</text:p>
      <text:p text:style-name="P15">De plus, je suis revanchard. Cela signifie que j'ai parfois du mal à oublier les injustices qui m'ont été faites et que j'ai tendance à chercher à me venger. C'est une attitude qui peut être contre-productive dans la vie professionnelle, où il est important de travailler en équipe et de collaborer avec les autres. Pour lutter contre cette tendance, j'essaie de prendre du recul et de me concentrer sur les solutions plutôt que sur les problèmes.</text:p>
      <text:p text:style-name="P15">En ce qui concerne mes aptitudes professionnelles, je pense que ma capacité à travailler en équipe est une de mes qualités les plus importantes. Je suis conscient qu'une grande partie des projets réussis nécessite la collaboration et la communication entre plusieurs personnes. Je suis donc à l'aise pour travailler avec d'autres personnes et je suis capable de faire des compromis lorsque cela est nécessaire.</text:p>
      <text:p text:style-name="P15">De plus, je suis patient. Cette qualité peut être particulièrement utile dans les situations où il faut attendre que les choses se mettent en place ou que les résultats soient visibles. Dans le domaine de l'informatique, il est fréquent de rencontrer des problèmes techniques qui nécessitent du temps pour être résolus. Par exemple, si un programme informatique ne fonctionne pas correctement, il peut être nécessaire de passer plusieurs heures à chercher la source du problème et à tester différentes solutions pour le résoudre.</text:p>
      <text:p text:style-name="P15">J'ai également un bon sens de l'organisation. Cela signifie que je suis capable de structurer mon travail de manière efficace et de respecter les échéances. Cette qualité peut être particulièrement utile dans les professions où la gestion de projet est importante, comme dans le domaine du marketing ou de la gestion d'entreprise.</text:p>
      <text:p text:style-name="P15">Enfin, je suis sociable. J'aime rencontrer de nouvelles personnes et je suis à l'aise dans les situations sociales. Cette qualité peut être particulièrement utile dans les professions où il est important de nouer des relations avec les clients ou les partenaire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27T16:14:22.581573935</meta:creation-date>
    <dc:date>2023-03-19T22:37:50.965331921</dc:date>
    <meta:editing-duration>PT2H15M14S</meta:editing-duration>
    <meta:editing-cycles>11</meta:editing-cycles>
    <meta:generator>LibreOffice/7.4.4.2$Linux_X86_64 LibreOffice_project/40$Build-2</meta:generator>
    <meta:document-statistic meta:table-count="0" meta:image-count="0" meta:object-count="0" meta:page-count="3" meta:paragraph-count="36" meta:word-count="960" meta:character-count="5917" meta:non-whitespace-character-count="5005"/>
  </office:meta>
</office:document-meta>
</file>